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Date.format( ObjectModel objectMode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FormatDate.FormatDate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Date.createFormatter( Locale loc , String type , String dateStyle , String timeSty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matDate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matDate.getStyle( String sty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